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333333" draw:fill="solid" draw:fill-color="#eeeeee" draw:textarea-horizontal-align="justify" draw:textarea-vertical-align="middle" draw:auto-grow-height="false"/>
    </style:style>
    <style:style style:name="gr2" style:family="graphic" style:parent-style-name="standard">
      <style:graphic-properties svg:stroke-color="#333333" draw:fill="solid" draw:fill-color="#83caff" draw:textarea-horizontal-align="justify" draw:textarea-vertical-align="middle" draw:auto-grow-height="false"/>
    </style:style>
    <style:style style:name="gr3" style:family="graphic" style:parent-style-name="standard">
      <style:graphic-properties svg:stroke-color="#333333" draw:fill="solid" draw:fill-color="#aecf00" draw:textarea-horizontal-align="justify" draw:textarea-vertical-align="middle" draw:auto-grow-height="false"/>
    </style:style>
    <style:style style:name="gr4" style:family="graphic" style:parent-style-name="standard">
      <style:graphic-properties svg:stroke-color="#333333" draw:fill="solid" draw:fill-color="#ff420e" draw:textarea-horizontal-align="justify" draw:textarea-vertical-align="middle" draw:auto-grow-height="false"/>
    </style:style>
    <style:style style:name="gr5" style:family="graphic" style:parent-style-name="standard">
      <style:graphic-properties draw:stroke="none" svg:stroke-color="#333333" draw:fill="none" draw:fill-color="#ffffff" fo:min-height="0.599cm"/>
    </style:style>
    <style:style style:name="gr6" style:family="graphic" style:parent-style-name="objectwithoutfill">
      <style:graphic-properties draw:stroke="dash" draw:stroke-dash="Ultrafine_20_Dashed" svg:stroke-width="0.1cm" svg:stroke-color="#333333" draw:marker-start-width="0.35cm" draw:marker-end="" draw:marker-end-width="0.45cm" draw:fill="none" draw:textarea-vertical-align="middle" fo:padding-top="0.175cm" fo:padding-bottom="0.175cm" fo:padding-left="0.3cm" fo:padding-right="0.3cm"/>
    </style:style>
    <style:style style:name="gr7" style:family="graphic" style:parent-style-name="objectwithoutfill">
      <style:graphic-properties draw:stroke="dash" draw:stroke-dash="Ultrafine_20_Dashed" svg:stroke-width="0.1cm" svg:stroke-color="#333333" draw:marker-start-width="0.2cm" draw:marker-end="" draw:marker-end-width="0.3cm" draw:fill="none" draw:textarea-vertical-align="middle" fo:padding-top="0.175cm" fo:padding-bottom="0.175cm" fo:padding-left="0.3cm" fo:padding-right="0.3cm"/>
    </style:style>
    <style:style style:name="gr8" style:family="graphic" style:parent-style-name="objectwithoutfill">
      <style:graphic-properties draw:stroke="dash" draw:stroke-dash="Ultrafine_20_Dashed" svg:stroke-width="0.1cm" svg:stroke-color="#333333" draw:marker-end="" draw:marker-end-width="0.3cm" draw:fill="none" draw:textarea-vertical-align="middle" fo:padding-top="0.175cm" fo:padding-bottom="0.175cm" fo:padding-left="0.3cm" fo:padding-right="0.3cm"/>
    </style:style>
    <style:style style:name="gr9" style:family="graphic" style:parent-style-name="standard">
      <style:graphic-properties draw:stroke="none" svg:stroke-color="#333333" draw:fill="none" draw:fill-color="#ffffff" fo:min-height="0.6cm"/>
    </style:style>
    <style:style style:name="gr10" style:family="graphic" style:parent-style-name="standard">
      <style:graphic-properties svg:stroke-width="0cm" svg:stroke-color="#333333" draw:marker-start-width="0.05cm" draw:marker-end="" draw:marker-end-width="0.05cm" draw:fill="solid" draw:fill-color="#ffff99" draw:textarea-horizontal-align="justify" draw:textarea-vertical-align="middle" draw:auto-grow-height="false" fo:padding-top="0.125cm" fo:padding-bottom="0.125cm" fo:padding-left="0.25cm" fo:padding-right="0.25cm"/>
    </style:style>
    <style:style style:name="gr11" style:family="graphic" style:parent-style-name="standard">
      <style:graphic-properties draw:stroke="dash" draw:stroke-dash="Fine_20_Dashed" svg:stroke-width="0.1cm" svg:stroke-color="#000000" draw:marker-end="" draw:textarea-vertical-align="middle" fo:padding-top="0.175cm" fo:padding-bottom="0.175cm" fo:padding-left="0.3cm" fo:padding-right="0.3cm"/>
    </style:style>
    <style:style style:name="gr12" style:family="graphic" style:parent-style-name="standard">
      <style:graphic-properties svg:stroke-width="0.1cm" svg:stroke-color="#333333" draw:marker-end=""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13" style:family="graphic" style:parent-style-name="standard">
      <style:graphic-properties svg:stroke-width="0.2cm" svg:stroke-color="#333333" draw:marker-start="Arrow" draw:marker-start-width="0.35cm" draw:marker-end="Arrow" draw:marker-end-width="0.35cm" draw:textarea-vertical-align="middle" fo:padding-top="0.225cm" fo:padding-bottom="0.225cm" fo:padding-left="0.35cm" fo:padding-right="0.35cm"/>
    </style:style>
    <style:style style:name="gr14" style:family="graphic" style:parent-style-name="standard">
      <style:graphic-properties svg:stroke-width="0.1cm" svg:stroke-color="#333333" draw:marker-end="" draw:fill="solid" draw:fill-color="#ff950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dash" draw:stroke-dash="Dashed_20__28_var_29_" svg:stroke-width="0.1cm" svg:stroke-color="#000000" draw:marker-end=""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8cm" svg:height="8.1cm" svg:x="6.2cm" svg:y="11.4cm">
          <text:p text:style-name="P1">Node (Machine)</text:p>
          <text:p text:style-name="P1"/>
          <text:p text:style-name="P1"/>
          <text:p text:style-name="P1"/>
          <text:p text:style-name="P1"/>
          <text:p text:style-name="P1"/>
          <text:p text:style-name="P1"/>
          <text:p text:style-name="P1"/>
          <text:p text:style-name="P1"/>
          <text:p text:style-name="P1"/>
          <text:p text:style-name="P1"/>
          <draw:enhanced-geometry svg:viewBox="0 0 21600 21600" draw:mirror-horizontal="false" draw:mirror-vertical="false" draw:type="rectangle" draw:enhanced-path="M 0 0 L 21600 0 21600 21600 0 21600 0 0 Z N"/>
        </draw:custom-shape>
        <draw:custom-shape draw:style-name="gr2" draw:text-style-name="P1" xml:id="id2" draw:id="id2" draw:layer="layout" svg:width="6.305cm" svg:height="5.605cm" svg:x="6.707cm" svg:y="12.995cm">
          <text:p text:style-name="P1">Pod</text:p>
          <text:p text:style-name="P1">(label: app: crm)</text:p>
          <text:p text:style-name="P1"/>
          <text:p text:style-name="P1"/>
          <text:p text:style-name="P1"/>
          <text:p text:style-name="P1"/>
          <text:p text:style-name="P1"/>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702cm" svg:height="0.857cm" svg:x="7.035cm" svg:y="15.177cm">
          <text:p text:style-name="P2"><text:span text:style-name="T1">Container</text:span></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2" draw:layer="layout" svg:width="2.702cm" svg:height="0.857cm" svg:x="7.035cm" svg:y="16.891cm">
          <text:p text:style-name="P2"><text:span text:style-name="T1">Container</text:span></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2" draw:layer="layout" svg:width="2.129cm" svg:height="0.943cm" svg:x="10.228cm" svg:y="15.091cm">
          <text:p text:style-name="P2"><text:span text:style-name="T1">Volume</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2.129cm" svg:height="0.943cm" svg:x="10.228cm" svg:y="16.805cm">
          <text:p text:style-name="P2"><text:span text:style-name="T1">Volume</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037cm" svg:height="0.962cm" svg:x="7.963cm" svg:y="15.948cm">
          <draw:text-box>
            <text:p>...</text:p>
          </draw:text-box>
        </draw:frame>
        <draw:frame draw:style-name="gr5" draw:layer="layout" svg:width="1.092cm" svg:height="0.962cm" svg:x="10.883cm" svg:y="15.862cm">
          <draw:text-box>
            <text:p>...</text:p>
          </draw:text-box>
        </draw:frame>
        <draw:line draw:style-name="gr6" draw:text-style-name="P1" draw:layer="layout" svg:x1="9.737cm" svg:y1="15.605cm" svg:x2="10.228cm" svg:y2="17.319cm">
          <text:p/>
        </draw:line>
        <draw:line draw:style-name="gr7" draw:text-style-name="P1" draw:layer="layout" svg:x1="9.737cm" svg:y1="17.32cm" svg:x2="10.228cm" svg:y2="17.32cm">
          <text:p/>
        </draw:line>
        <draw:line draw:style-name="gr8" draw:text-style-name="P1" draw:layer="layout" svg:x1="9.737cm" svg:y1="15.605cm" svg:x2="10.228cm" svg:y2="15.605cm">
          <text:p/>
        </draw:line>
        <draw:custom-shape draw:style-name="gr2" draw:text-style-name="P1" xml:id="id5" draw:id="id5" draw:layer="layout" svg:width="6.305cm" svg:height="5.605cm" svg:x="13.395cm" svg:y="12.977cm">
          <text:p text:style-name="P1">Pod</text:p>
          <text:p text:style-name="P1">(label: app: website)</text:p>
          <text:p text:style-name="P1"/>
          <text:p text:style-name="P1"/>
          <text:p text:style-name="P1"/>
          <text:p text:style-name="P1"/>
          <text:p text:style-name="P1"/>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702cm" svg:height="0.857cm" svg:x="13.722cm" svg:y="15.163cm">
          <text:p text:style-name="P2"><text:span text:style-name="T1">Container</text:span></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2" draw:layer="layout" svg:width="2.702cm" svg:height="0.857cm" svg:x="13.722cm" svg:y="16.877cm">
          <text:p text:style-name="P2"><text:span text:style-name="T1">Container</text:span></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2" draw:layer="layout" svg:width="2.13cm" svg:height="0.943cm" svg:x="16.915cm" svg:y="15.077cm">
          <text:p text:style-name="P2"><text:span text:style-name="T1">Volume</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2.13cm" svg:height="0.943cm" svg:x="16.915cm" svg:y="16.791cm">
          <text:p text:style-name="P2"><text:span text:style-name="T1">Volume</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layer="layout" svg:width="1.038cm" svg:height="0.962cm" svg:x="14.65cm" svg:y="15.934cm">
          <draw:text-box>
            <text:p>...</text:p>
          </draw:text-box>
        </draw:frame>
        <draw:frame draw:style-name="gr9" draw:layer="layout" svg:width="1.092cm" svg:height="0.962cm" svg:x="17.571cm" svg:y="15.848cm">
          <draw:text-box>
            <text:p>...</text:p>
          </draw:text-box>
        </draw:frame>
        <draw:line draw:style-name="gr6" draw:text-style-name="P1" draw:layer="layout" svg:x1="16.424cm" svg:y1="15.591cm" svg:x2="16.915cm" svg:y2="17.305cm">
          <text:p/>
        </draw:line>
        <draw:line draw:style-name="gr7" draw:text-style-name="P1" draw:layer="layout" svg:x1="16.424cm" svg:y1="17.306cm" svg:x2="16.915cm" svg:y2="17.306cm">
          <text:p/>
        </draw:line>
        <draw:line draw:style-name="gr8" draw:text-style-name="P1" draw:layer="layout" svg:x1="16.424cm" svg:y1="15.591cm" svg:x2="16.915cm" svg:y2="15.591cm">
          <text:p/>
        </draw:line>
        <draw:custom-shape draw:style-name="gr1" draw:text-style-name="P1" draw:layer="layout" svg:width="13.8cm" svg:height="8.1cm" svg:x="21.9cm" svg:y="11.4cm">
          <text:p text:style-name="P1">Node (Machine)</text:p>
          <text:p text:style-name="P1"/>
          <text:p text:style-name="P1"/>
          <text:p text:style-name="P1"/>
          <text:p text:style-name="P1"/>
          <text:p text:style-name="P1"/>
          <text:p text:style-name="P1"/>
          <text:p text:style-name="P1"/>
          <text:p text:style-name="P1"/>
          <text:p text:style-name="P1"/>
          <text:p text:style-name="P1"/>
          <draw:enhanced-geometry svg:viewBox="0 0 21600 21600" draw:mirror-horizontal="false" draw:mirror-vertical="false" draw:type="rectangle" draw:enhanced-path="M 0 0 L 21600 0 21600 21600 0 21600 0 0 Z N"/>
        </draw:custom-shape>
        <draw:custom-shape draw:style-name="gr2" draw:text-style-name="P1" xml:id="id3" draw:id="id3" draw:layer="layout" svg:width="6.305cm" svg:height="5.605cm" svg:x="22.325cm" svg:y="12.995cm">
          <text:p text:style-name="P1">Pod</text:p>
          <text:p text:style-name="P1">(label: app: crm)</text:p>
          <text:p text:style-name="P1"/>
          <text:p text:style-name="P1"/>
          <text:p text:style-name="P1"/>
          <text:p text:style-name="P1"/>
          <text:p text:style-name="P1"/>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702cm" svg:height="0.857cm" svg:x="22.735cm" svg:y="15.177cm">
          <text:p text:style-name="P2"><text:span text:style-name="T1">Container</text:span></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2" draw:layer="layout" svg:width="2.702cm" svg:height="0.857cm" svg:x="22.817cm" svg:y="16.891cm">
          <text:p text:style-name="P2"><text:span text:style-name="T1">Container</text:span></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2" draw:layer="layout" svg:width="2.129cm" svg:height="0.943cm" svg:x="25.928cm" svg:y="15.091cm">
          <text:p text:style-name="P2"><text:span text:style-name="T1">Volume</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2.129cm" svg:height="0.943cm" svg:x="25.928cm" svg:y="16.805cm">
          <text:p text:style-name="P2"><text:span text:style-name="T1">Volume</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037cm" svg:height="0.962cm" svg:x="23.663cm" svg:y="15.948cm">
          <draw:text-box>
            <text:p>...</text:p>
          </draw:text-box>
        </draw:frame>
        <draw:frame draw:style-name="gr5" draw:layer="layout" svg:width="1.092cm" svg:height="0.962cm" svg:x="26.583cm" svg:y="15.862cm">
          <draw:text-box>
            <text:p>...</text:p>
          </draw:text-box>
        </draw:frame>
        <draw:line draw:style-name="gr6" draw:text-style-name="P1" draw:layer="layout" svg:x1="25.437cm" svg:y1="15.605cm" svg:x2="25.928cm" svg:y2="17.319cm">
          <text:p/>
        </draw:line>
        <draw:line draw:style-name="gr7" draw:text-style-name="P1" draw:layer="layout" svg:x1="25.437cm" svg:y1="17.32cm" svg:x2="25.928cm" svg:y2="17.32cm">
          <text:p/>
        </draw:line>
        <draw:line draw:style-name="gr8" draw:text-style-name="P1" draw:layer="layout" svg:x1="25.437cm" svg:y1="15.605cm" svg:x2="25.928cm" svg:y2="15.605cm">
          <text:p/>
        </draw:line>
        <draw:custom-shape draw:style-name="gr2" draw:text-style-name="P1" xml:id="id6" draw:id="id6" draw:layer="layout" svg:width="6.305cm" svg:height="5.605cm" svg:x="29.095cm" svg:y="12.977cm">
          <text:p text:style-name="P1">Pod</text:p>
          <text:p text:style-name="P1">(label: app: website)</text:p>
          <text:p text:style-name="P1"/>
          <text:p text:style-name="P1"/>
          <text:p text:style-name="P1"/>
          <text:p text:style-name="P1"/>
          <text:p text:style-name="P1"/>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702cm" svg:height="0.857cm" svg:x="29.422cm" svg:y="15.163cm">
          <text:p text:style-name="P2"><text:span text:style-name="T1">Container</text:span></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2" draw:layer="layout" svg:width="2.702cm" svg:height="0.857cm" svg:x="29.422cm" svg:y="16.877cm">
          <text:p text:style-name="P2"><text:span text:style-name="T1">Container</text:span></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2" draw:layer="layout" svg:width="2.13cm" svg:height="0.943cm" svg:x="32.615cm" svg:y="15.077cm">
          <text:p text:style-name="P2"><text:span text:style-name="T1">Volume</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2.13cm" svg:height="0.943cm" svg:x="32.615cm" svg:y="16.791cm">
          <text:p text:style-name="P2"><text:span text:style-name="T1">Volume</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layer="layout" svg:width="1.038cm" svg:height="0.962cm" svg:x="30.35cm" svg:y="15.934cm">
          <draw:text-box>
            <text:p>...</text:p>
          </draw:text-box>
        </draw:frame>
        <draw:frame draw:style-name="gr9" draw:layer="layout" svg:width="1.092cm" svg:height="0.962cm" svg:x="33.271cm" svg:y="15.848cm">
          <draw:text-box>
            <text:p>...</text:p>
          </draw:text-box>
        </draw:frame>
        <draw:line draw:style-name="gr6" draw:text-style-name="P1" draw:layer="layout" svg:x1="32.124cm" svg:y1="15.591cm" svg:x2="32.615cm" svg:y2="17.305cm">
          <text:p/>
        </draw:line>
        <draw:line draw:style-name="gr7" draw:text-style-name="P1" draw:layer="layout" svg:x1="32.124cm" svg:y1="17.306cm" svg:x2="32.615cm" svg:y2="17.306cm">
          <text:p/>
        </draw:line>
        <draw:line draw:style-name="gr8" draw:text-style-name="P1" draw:layer="layout" svg:x1="32.124cm" svg:y1="15.591cm" svg:x2="32.615cm" svg:y2="15.591cm">
          <text:p/>
        </draw:line>
        <draw:custom-shape draw:style-name="gr10" draw:text-style-name="P1" xml:id="id1" draw:id="id1" draw:layer="layout" svg:width="9.437cm" svg:height="3.4cm" svg:x="8.5cm" svg:y="5.7cm">
          <text:p text:style-name="P1">Service A</text:p>
          <text:p text:style-name="P1">(for label: app: crm)</text:p>
          <text:p text:style-name="P1"/>
          <text:p text:style-name="P1">Static IP</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1" xml:id="id4" draw:id="id4" draw:layer="layout" svg:width="9.437cm" svg:height="3.4cm" svg:x="24.163cm" svg:y="5.7cm">
          <text:p text:style-name="P1">Service B</text:p>
          <text:p text:style-name="P1">(for label: app: website)</text:p>
          <text:p text:style-name="P1"/>
          <text:p text:style-name="P1">Static IP</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1" draw:text-style-name="P1" draw:layer="layout" draw:line-skew="-1.348cm" svg:x1="13.219cm" svg:y1="9.1cm" svg:x2="9.859cm" svg:y2="12.995cm" draw:start-shape="id1" draw:start-glue-point="5" draw:end-shape="id2" draw:end-glue-point="0" svg:d="M13219 9100v600h-3360v3295" svg:viewBox="0 0 3361 3896">
          <text:p/>
        </draw:connector>
        <draw:connector draw:style-name="gr11" draw:text-style-name="P1" draw:layer="layout" draw:line-skew="-1.348cm" svg:x1="13.219cm" svg:y1="9.1cm" svg:x2="25.477cm" svg:y2="12.995cm" draw:start-shape="id1" draw:start-glue-point="5" draw:end-shape="id3" draw:end-glue-point="0" svg:d="M13219 9100v600h12258v3295" svg:viewBox="0 0 12259 3896">
          <text:p/>
        </draw:connector>
        <draw:connector draw:style-name="gr11" draw:text-style-name="P1" draw:layer="layout" draw:line-skew="-0.439cm" svg:x1="28.882cm" svg:y1="9.1cm" svg:x2="16.547cm" svg:y2="12.977cm" draw:start-shape="id4" draw:start-glue-point="5" draw:end-shape="id5" draw:end-glue-point="0" svg:d="M28882 9100v1500h-12335v2377" svg:viewBox="0 0 12336 3878">
          <text:p/>
        </draw:connector>
        <draw:connector draw:style-name="gr11" draw:text-style-name="P1" draw:layer="layout" draw:line-skew="-0.439cm" svg:x1="28.882cm" svg:y1="9.1cm" svg:x2="32.247cm" svg:y2="12.977cm" draw:start-shape="id4" draw:start-glue-point="5" draw:end-shape="id6" draw:end-glue-point="0" svg:d="M28882 9100v1500h3365v2377" svg:viewBox="0 0 3366 3878">
          <text:p/>
        </draw:connector>
        <draw:custom-shape draw:style-name="gr12" draw:text-style-name="P1" xml:id="id7" draw:id="id7" draw:layer="layout" svg:width="12cm" svg:height="3.5cm" svg:x="15.3cm" svg:y="1.6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1" draw:layer="layout" svg:x1="15.3cm" svg:y1="3.35cm" svg:x2="13.219cm" svg:y2="5.7cm" draw:start-shape="id7" draw:start-glue-point="3" draw:end-shape="id1" draw:end-glue-point="7" svg:d="M15300 3350h-2081v2350" svg:viewBox="0 0 2082 2351">
          <text:p/>
        </draw:connector>
        <draw:connector draw:style-name="gr13" draw:text-style-name="P1" draw:layer="layout" svg:x1="27.3cm" svg:y1="3.35cm" svg:x2="28.881cm" svg:y2="5.7cm" draw:start-shape="id7" draw:start-glue-point="1" draw:end-shape="id4" svg:d="M27300 3350h1581v2350" svg:viewBox="0 0 1582 2351">
          <text:p/>
        </draw:connector>
        <draw:custom-shape draw:style-name="gr14" draw:text-style-name="P1" xml:id="id8" draw:id="id8" draw:layer="layout" svg:width="9.675cm" svg:height="4.301cm" svg:x="8.4cm" svg:y="22.799cm">
          <text:p text:style-name="P1">Replication</text:p>
          <text:p text:style-name="P1">Controller</text:p>
          <text:p text:style-name="P1"/>
          <text:p text:style-name="P1">(for label: app: crm)</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5" draw:text-style-name="P1" draw:layer="layout" draw:line-skew="1.225cm" svg:x1="13.238cm" svg:y1="22.799cm" svg:x2="9.859cm" svg:y2="18.6cm" draw:start-shape="id8" draw:start-glue-point="4" draw:end-shape="id2" draw:end-glue-point="2" svg:d="M13238 22799v-899h-3379v-3300" svg:viewBox="0 0 3380 4200">
          <text:p/>
        </draw:connector>
        <draw:connector draw:style-name="gr15" draw:text-style-name="P1" draw:layer="layout" draw:line-skew="1.225cm" svg:x1="13.238cm" svg:y1="22.799cm" svg:x2="25.477cm" svg:y2="18.6cm" draw:start-shape="id8" draw:start-glue-point="4" draw:end-shape="id3" svg:d="M13238 22799v-899h12239v-3300" svg:viewBox="0 0 12240 4200">
          <text:p/>
        </draw:connector>
        <draw:custom-shape draw:style-name="gr14" draw:text-style-name="P1" xml:id="id9" draw:id="id9" draw:layer="layout" svg:width="9.675cm" svg:height="4.301cm" svg:x="24.025cm" svg:y="22.799cm">
          <text:p text:style-name="P1">Replication</text:p>
          <text:p text:style-name="P1">Controller</text:p>
          <text:p text:style-name="P1"/>
          <text:p text:style-name="P1">(for label: app: websi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 draw:layer="layout" draw:line-skew="0.234cm" svg:x1="28.863cm" svg:y1="22.799cm" svg:x2="16.547cm" svg:y2="18.582cm" draw:start-shape="id9" draw:start-glue-point="4" draw:end-shape="id5" draw:end-glue-point="2" svg:d="M28863 22799v-1899h-12316v-2318" svg:viewBox="0 0 12317 4218">
          <text:p/>
        </draw:connector>
        <draw:connector draw:style-name="gr15" draw:text-style-name="P1" draw:layer="layout" draw:line-skew="0.234cm" svg:x1="28.863cm" svg:y1="22.799cm" svg:x2="32.247cm" svg:y2="18.582cm" draw:start-shape="id9" draw:start-glue-point="4" draw:end-shape="id6" draw:end-glue-point="2" svg:d="M28863 22799v-1899h3384v-2318" svg:viewBox="0 0 3385 421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7T12:27:31.969796493</meta:creation-date>
    <dc:date>2016-01-07T14:23:21.860746375</dc:date>
    <meta:editing-duration>PT1H40M25S</meta:editing-duration>
    <meta:editing-cycles>9</meta:editing-cycles>
    <meta:generator>LibreOffice/4.2.8.2$Linux_X86_64 LibreOffice_project/420m0$Build-2</meta:generator>
    <meta:document-statistic meta:object-count="57"/>
  </office:meta>
</office:document-meta>
</file>